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9.9cm" fo:margin-left="-1.27cm" table:align="left"/>
    </style:style>
    <style:style style:name="Tabela1.A" style:family="table-column">
      <style:table-column-properties style:column-width="3.799cm"/>
    </style:style>
    <style:style style:name="Tabela1.B" style:family="table-column">
      <style:table-column-properties style:column-width="2.91cm"/>
    </style:style>
    <style:style style:name="Tabela1.C" style:family="table-column">
      <style:table-column-properties style:column-width="13.19cm"/>
    </style:style>
    <style:style style:name="Tabela1.1" style:family="table-row">
      <style:table-row-properties style:min-row-height="1.607cm"/>
    </style:style>
    <style:style style:name="Tabela1.A1" style:family="table-cell">
      <style:table-cell-properties fo:padding="0.097cm" fo:border-left="none" fo:border-right="none" fo:border-top="0.05pt solid #000000" fo:border-bottom="0.05pt solid #000000"/>
    </style:style>
    <style:style style:name="Tabela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2" style:family="table">
      <style:table-properties style:width="19.9cm" fo:margin-left="-1.259cm" table:align="left"/>
    </style:style>
    <style:style style:name="Tabela2.A" style:family="table-column">
      <style:table-column-properties style:column-width="7.495cm"/>
    </style:style>
    <style:style style:name="Tabela2.B" style:family="table-column">
      <style:table-column-properties style:column-width="4.828cm"/>
    </style:style>
    <style:style style:name="Tabela2.C" style:family="table-column">
      <style:table-column-properties style:column-width="3.6cm"/>
    </style:style>
    <style:style style:name="Tabela2.D" style:family="table-column">
      <style:table-column-properties style:column-width="3.978cm"/>
    </style:style>
    <style:style style:name="Tabela2.A1" style:family="table-cell">
      <style:table-cell-properties fo:padding="0.097cm" fo:border-left="none" fo:border-right="none" fo:border-top="0.05pt solid #000000" fo:border-bottom="none"/>
    </style:style>
    <style:style style:name="Tabela2.B1" style:family="table-cell">
      <style:table-cell-properties fo:padding="0.097cm" fo:border-left="0.05pt solid #000000" fo:border-right="none" fo:border-top="0.05pt solid #000000" fo:border-bottom="none"/>
    </style:style>
    <style:style style:name="Tabela2.A2" style:family="table-cell">
      <style:table-cell-properties fo:padding="0.097cm" fo:border-left="none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3" style:family="table">
      <style:table-properties style:width="19.9cm" fo:margin-left="-1.259cm" table:align="left"/>
    </style:style>
    <style:style style:name="Tabela3.A" style:family="table-column">
      <style:table-column-properties style:column-width="2.189cm"/>
    </style:style>
    <style:style style:name="Tabela3.B" style:family="table-column">
      <style:table-column-properties style:column-width="1.304cm"/>
    </style:style>
    <style:style style:name="Tabela3.C" style:family="table-column">
      <style:table-column-properties style:column-width="2.193cm"/>
    </style:style>
    <style:style style:name="Tabela3.D" style:family="table-column">
      <style:table-column-properties style:column-width="2.004cm"/>
    </style:style>
    <style:style style:name="Tabela3.E" style:family="table-column">
      <style:table-column-properties style:column-width="0.49cm"/>
    </style:style>
    <style:style style:name="Tabela3.F" style:family="table-column">
      <style:table-column-properties style:column-width="3.006cm"/>
    </style:style>
    <style:style style:name="Tabela3.G" style:family="table-column">
      <style:table-column-properties style:column-width="0.515cm"/>
    </style:style>
    <style:style style:name="Tabela3.H" style:family="table-column">
      <style:table-column-properties style:column-width="1.302cm"/>
    </style:style>
    <style:style style:name="Tabela3.I" style:family="table-column">
      <style:table-column-properties style:column-width="1.305cm"/>
    </style:style>
    <style:style style:name="Tabela3.J" style:family="table-column">
      <style:table-column-properties style:column-width="0.887cm"/>
    </style:style>
    <style:style style:name="Tabela3.K" style:family="table-column">
      <style:table-column-properties style:column-width="0.794cm"/>
    </style:style>
    <style:style style:name="Tabela3.L" style:family="table-column">
      <style:table-column-properties style:column-width="1.115cm"/>
    </style:style>
    <style:style style:name="Tabela3.M" style:family="table-column">
      <style:table-column-properties style:column-width="1.002cm"/>
    </style:style>
    <style:style style:name="Tabela3.N" style:family="table-column">
      <style:table-column-properties style:column-width="0.885cm"/>
    </style:style>
    <style:style style:name="Tabela3.O" style:family="table-column">
      <style:table-column-properties style:column-width="0.91cm"/>
    </style:style>
    <style:style style:name="Tabela3.A1" style:family="table-cell">
      <style:table-cell-properties fo:padding="0.097cm" fo:border-left="none" fo:border-right="none" fo:border-top="0.05pt solid #000000" fo:border-bottom="0.05pt solid #000000"/>
    </style:style>
    <style:style style:name="Tabela4" style:family="table">
      <style:table-properties style:width="19.9cm" fo:margin-left="-1.263cm" table:align="left"/>
    </style:style>
    <style:style style:name="Tabela4.A" style:family="table-column">
      <style:table-column-properties style:column-width="19.9cm"/>
    </style:style>
    <style:style style:name="Tabela4.A1" style:family="table-cell">
      <style:table-cell-properties fo:padding="0.097cm" fo:border-left="none" fo:border-right="none" fo:border-top="0.05pt solid #000000" fo:border-bottom="0.05pt solid #000000"/>
    </style:style>
    <style:style style:name="Tabela5" style:family="table">
      <style:table-properties style:width="19.995cm" fo:margin-left="-1.319cm" table:align="left"/>
    </style:style>
    <style:style style:name="Tabela5.A" style:family="table-column">
      <style:table-column-properties style:column-width="2.284cm"/>
    </style:style>
    <style:style style:name="Tabela5.B" style:family="table-column">
      <style:table-column-properties style:column-width="1.305cm"/>
    </style:style>
    <style:style style:name="Tabela5.C" style:family="table-column">
      <style:table-column-properties style:column-width="2.191cm"/>
    </style:style>
    <style:style style:name="Tabela5.D" style:family="table-column">
      <style:table-column-properties style:column-width="1.91cm"/>
    </style:style>
    <style:style style:name="Tabela5.E" style:family="table-column">
      <style:table-column-properties style:column-width="0.603cm"/>
    </style:style>
    <style:style style:name="Tabela5.F" style:family="table-column">
      <style:table-column-properties style:column-width="2.986cm"/>
    </style:style>
    <style:style style:name="Tabela5.G" style:family="table-column">
      <style:table-column-properties style:column-width="0.512cm"/>
    </style:style>
    <style:style style:name="Tabela5.H" style:family="table-column">
      <style:table-column-properties style:column-width="1.286cm"/>
    </style:style>
    <style:style style:name="Tabela5.I" style:family="table-column">
      <style:table-column-properties style:column-width="1.323cm"/>
    </style:style>
    <style:style style:name="Tabela5.J" style:family="table-column">
      <style:table-column-properties style:column-width="0.908cm"/>
    </style:style>
    <style:style style:name="Tabela5.K" style:family="table-column">
      <style:table-column-properties style:column-width="0.7cm"/>
    </style:style>
    <style:style style:name="Tabela5.L" style:family="table-column">
      <style:table-column-properties style:column-width="1.189cm"/>
    </style:style>
    <style:style style:name="Tabela5.M" style:family="table-column">
      <style:table-column-properties style:column-width="1.002cm"/>
    </style:style>
    <style:style style:name="Tabela5.N" style:family="table-column">
      <style:table-column-properties style:column-width="0.907cm"/>
    </style:style>
    <style:style style:name="Tabela5.O" style:family="table-column">
      <style:table-column-properties style:column-width="0.889cm"/>
    </style:style>
    <style:style style:name="Tabela5.A1" style:family="table-cell">
      <style:table-cell-properties fo:padding="0.097cm" fo:border="none"/>
    </style:style>
    <style:style style:name="P1" style:family="paragraph" style:parent-style-name="Footer">
      <style:text-properties style:font-name="DejaVu Sans" fo:font-size="9pt" style:font-size-asian="9pt" style:font-size-complex="9pt"/>
    </style:style>
    <style:style style:name="P2" style:family="paragraph" style:parent-style-name="Table_20_Contents">
      <style:text-properties style:font-name="DejaVu Sans"/>
    </style:style>
    <style:style style:name="P3" style:family="paragraph" style:parent-style-name="Table_20_Contents">
      <style:paragraph-properties fo:text-align="center" style:justify-single-word="false"/>
      <style:text-properties style:font-name="DejaVu Sans" fo:font-size="15pt" fo:font-weight="bold" style:font-size-asian="15pt" style:font-weight-asian="bold" style:font-size-complex="15pt" style:font-weight-complex="bold"/>
    </style:style>
    <style:style style:name="P4" style:family="paragraph" style:parent-style-name="Table_20_Contents">
      <style:text-properties style:font-name="DejaVu Sans" fo:font-size="6pt" style:font-size-asian="6pt" style:font-size-complex="6pt"/>
    </style:style>
    <style:style style:name="P5" style:family="paragraph" style:parent-style-name="Table_20_Contents">
      <style:text-properties style:font-name="DejaVu Sans" fo:font-size="6pt" style:font-size-asian="5.25pt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DejaVu Sans" fo:font-size="9pt" style:font-size-asian="9pt" style:font-size-complex="9pt"/>
    </style:style>
    <style:style style:name="P7" style:family="paragraph" style:parent-style-name="Table_20_Contents">
      <style:paragraph-properties fo:text-align="end" style:justify-single-word="false"/>
      <style:text-properties style:font-name="DejaVu Sans" fo:font-size="9pt" style:font-size-asian="9pt" style:font-size-complex="9pt"/>
    </style:style>
    <style:style style:name="P8" style:family="paragraph" style:parent-style-name="Table_20_Contents">
      <style:text-properties style:font-name="DejaVu Sans" fo:font-size="3.70000004768372pt" style:font-size-asian="3.70000004768372pt" style:font-size-complex="3.70000004768372pt"/>
    </style:style>
    <style:style style:name="P9" style:family="paragraph" style:parent-style-name="Table_20_Contents">
      <style:text-properties style:font-name="DejaVu Sans" fo:font-size="4pt" style:font-size-asian="4pt" style:font-size-complex="4pt"/>
    </style:style>
    <style:style style:name="P10" style:family="paragraph" style:parent-style-name="Table_20_Contents">
      <style:paragraph-properties fo:text-align="start" style:justify-single-word="false"/>
      <style:text-properties style:font-name="DejaVu Sans" fo:font-size="4pt" style:font-size-asian="4pt" style:font-size-complex="4pt"/>
    </style:style>
    <style:style style:name="P11" style:family="paragraph" style:parent-style-name="Table_20_Contents">
      <style:paragraph-properties fo:text-align="start" style:justify-single-word="false"/>
      <style:text-properties style:font-name="DejaVu Sans" fo:font-size="4pt" officeooo:paragraph-rsid="00d79be3" style:font-size-asian="4pt" style:font-size-complex="4pt"/>
    </style:style>
    <style:style style:name="P12" style:family="paragraph" style:parent-style-name="Table_20_Contents">
      <style:text-properties style:font-name="DejaVu Sans" fo:font-size="4pt" officeooo:paragraph-rsid="00d69740" style:font-size-asian="4pt" style:font-size-complex="4pt"/>
    </style:style>
    <style:style style:name="P13" style:family="paragraph" style:parent-style-name="Table_20_Contents">
      <style:text-properties style:font-name="DejaVu Sans" fo:font-size="4pt" officeooo:paragraph-rsid="00d79be3" style:font-size-asian="4pt" style:font-size-complex="4pt"/>
    </style:style>
    <style:style style:name="P14" style:family="paragraph" style:parent-style-name="Table_20_Contents">
      <style:paragraph-properties fo:text-align="start" style:justify-single-word="false"/>
      <style:text-properties style:font-name="DejaVu Sans" fo:font-size="4pt" fo:font-weight="normal" style:font-size-asian="4pt" style:font-weight-asian="normal" style:font-size-complex="4pt" style:font-weight-complex="normal"/>
    </style:style>
    <style:style style:name="P15" style:family="paragraph" style:parent-style-name="Table_20_Contents"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DejaVu Sans" fo:font-size="10.5pt" fo:font-weight="bold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DejaVu Sans" fo:font-size="2pt" fo:font-weight="bold" style:font-size-asian="2pt" style:font-weight-asian="bold" style:font-size-complex="2pt" style:font-weight-complex="bold"/>
    </style:style>
    <style:style style:name="P18" style:family="paragraph" style:parent-style-name="Standard" style:master-page-name="">
      <style:paragraph-properties fo:margin-left="0cm" fo:margin-right="0cm" fo:text-indent="-1.3cm" style:auto-text-indent="false" style:page-number="auto"/>
    </style:style>
    <style:style style:name="P19" style:family="paragraph" style:parent-style-name="Text_20_body" style:master-page-name="">
      <style:paragraph-properties fo:margin-left="0cm" fo:margin-right="0cm" fo:margin-top="0cm" fo:margin-bottom="0.247cm" loext:contextual-spacing="false" fo:line-height="120%" fo:text-indent="-1.3cm" style:auto-text-indent="false" style:page-number="auto"/>
      <style:text-properties officeooo:paragraph-rsid="00d19c2f"/>
    </style:style>
    <style:style style:name="P20" style:family="paragraph" style:parent-style-name="Table_20_Contents">
      <style:paragraph-properties fo:margin-left="0.101cm" fo:margin-right="0cm" fo:text-indent="0cm" style:auto-text-indent="false" text:number-lines="false" text:line-number="0"/>
      <style:text-properties style:font-name="DejaVu Sans" fo:font-size="9pt" fo:font-weight="normal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break-before="page"/>
    </style:style>
    <style:style style:name="P22" style:family="paragraph" style:parent-style-name="Frame_20_contents">
      <style:paragraph-properties fo:text-align="center" style:justify-single-word="false"/>
    </style:style>
    <style:style style:name="P23" style:family="paragraph" style:parent-style-name="Text_20_body">
      <style:text-properties style:font-name="DejaVu Sans" fo:font-size="4pt" officeooo:rsid="00d634b7" officeooo:paragraph-rsid="00d634b7" style:font-size-asian="3.5pt" style:font-size-complex="4pt"/>
    </style:style>
    <style:style style:name="P24" style:family="paragraph" style:parent-style-name="Text_20_body">
      <style:text-properties officeooo:paragraph-rsid="00d53c52"/>
    </style:style>
    <style:style style:name="T1" style:family="text">
      <style:text-properties style:font-name="Liberation Serif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DejaVu Sans"/>
    </style:style>
    <style:style style:name="T4" style:family="text">
      <style:text-properties style:font-name="DejaVu Sans" fo:font-size="4pt" officeooo:rsid="00d634b7" style:font-size-asian="3.5pt" style:font-size-complex="4pt"/>
    </style:style>
    <style:style style:name="fr1" style:family="graphic" style:parent-style-name="Frame">
      <style:graphic-properties style:run-through="foreground" style:wrap="run-through" style:number-wrapped-paragraphs="no-limit" style:vertical-pos="middle" style:vertical-rel="paragraph-content" style:horizontal-pos="center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s.name" text:name="py3o.objects.name"/>
        <text:user-field-decl office:value-type="string" office:string-value="Nome do Editor" text:name="p3o.objects.diretor.name"/>
        <text:user-field-decl office:value-type="string" office:string-value="Nome do Editor" text:name="py3o.objects.diretor.name"/>
        <text:user-field-decl office:value-type="string" office:string-value="Nome do Autor" text:name="py3o.item.name"/>
        <text:user-field-decl office:value-type="string" office:string-value="Short Title" text:name="py3o.objects.short_name"/>
        <text:user-field-decl office:value-type="string" office:string-value="Lancamento" text:name="py3o.objects.date_release_fmt"/>
        <text:user-field-decl office:value-type="string" office:string-value="Data" text:name="py3o.objects.date_release"/>
        <text:user-field-decl office:value-type="string" office:string-value="objects.sale_order_id.user_id.name" text:name="py3o.objects.sale_order_id.user_id"/>
        <text:user-field-decl office:value-type="string" office:string-value="objects.min_date" text:name="py3o.objects.min_date"/>
        <text:user-field-decl office:value-type="string" office:string-value="objects.picking_type_id.default_location_src_id" text:name="py3o.objects.picking_type_id.default_location_src_id"/>
        <text:user-field-decl office:value-type="string" office:string-value="objects.sale_order_id.user_id.name" text:name="py3o.objects.sale_order_id.user_id.name"/>
        <text:user-field-decl office:value-type="string" office:string-value="objects.picking_type_id.default_location_src_id.name" text:name="py3o.objects.picking_type_id.default_location_src_id.name"/>
        <text:user-field-decl office:value-type="string" office:string-value="objects.origin" text:name="py3o.objects.origin"/>
        <text:user-field-decl office:value-type="string" office:string-value="objects.sale_order_id.peso_bruto" text:name="py3o.objects.sale_order_id.peso_bruto"/>
        <text:user-field-decl office:value-type="string" office:string-value="objects.transportadora_id.nome" text:name="py3o.objects.transportadora_id.nome"/>
        <text:user-field-decl office:value-type="string" office:string-value="objects.note" text:name="py3o.objects.note"/>
        <text:user-field-decl office:value-type="string" office:string-value="objects.participante_id.name" text:name="py3o.objects.participante_id.name"/>
        <text:user-field-decl office:value-type="string" office:string-value="objects.participante_id.razao_social" text:name="py3o.objects.participante_id.razao_social"/>
        <text:user-field-decl office:value-type="string" office:string-value="objects.participante_id.cnpj_cpf_raiz" text:name="py3o.objects.participante_id.cnpj_cpf_raiz"/>
        <text:user-field-decl office:value-type="string" office:string-value="objects.participante_id.endereco_completo" text:name="py3o.objects.participante_id.endereco_completo"/>
        <text:user-field-decl office:value-type="string" office:string-value="item.produto_id.name" text:name="py3o.item.produto_id.name"/>
        <text:user-field-decl office:value-type="string" office:string-value="item.quantidade_especie" text:name="py3o.item.quantidade_especie"/>
        <text:user-field-decl office:value-type="string" office:string-value="item.descricao_especie" text:name="py3o.item.descricao_especie"/>
        <text:user-field-decl office:value-type="string" office:string-value="object.data_vencimento_formatada" text:name="py3o.object.data_vencimento_formatada"/>
        <text:user-field-decl office:value-type="string" office:string-value="item" text:name="py3o.item"/>
        <text:user-field-decl office:value-type="string" office:string-value="objects.sale_order_id.presenca_comprador" text:name="py3o.objects.sale_order_id.presenca_comprador"/>
        <text:user-field-decl office:value-type="string" office:string-value="objects.nome" text:name="py3o.objects.nome"/>
        <text:user-field-decl office:value-type="string" office:string-value="objects.participante_id.nome" text:name="py3o.objects.participante_id.nome"/>
        <text:user-field-decl office:value-type="string" office:string-value="nome" text:name="py3o.nome"/>
        <text:user-field-decl office:value-type="string" office:string-value="boleto.imagem_codigo_barras" text:name="py3o.boleto.imagem_codigo_barras"/>
        <text:user-field-decl office:value-type="string" office:string-value="boleto.banco.logo" text:name="py3o.boleto.banco.logo"/>
        <text:user-field-decl office:value-type="string" office:string-value="boleto.banco.codigo_digito" text:name="py3o.boleto.banco.codigo_digito"/>
        <text:user-field-decl office:value-type="string" office:string-value="boleto.linha_digitavel" text:name="py3o.boleto.linha_digitavel"/>
        <text:user-field-decl office:value-type="string" office:string-value="boleto.local_pagamento" text:name="py3o.boleto.local_pagamento"/>
        <text:user-field-decl office:value-type="string" office:string-value="boleto.data_vencimento_formatada" text:name="py3o.boleto.data_vencimento_formatada"/>
        <text:user-field-decl office:value-type="string" office:string-value="boleto.beneficiario.nome" text:name="py3o.boleto.beneficiario.nome"/>
        <text:user-field-decl office:value-type="string" office:string-value="boleto.imprime_agencia_conta" text:name="py3o.boleto.imprime_agencia_conta"/>
        <text:user-field-decl office:value-type="string" office:string-value="boleto.beneficiario.endereco_completo_uma_linha" text:name="py3o.boleto.beneficiario.endereco_completo_uma_linha"/>
        <text:user-field-decl office:value-type="string" office:string-value="boleto.beneficiario.cnpj_cpf" text:name="py3o.boleto.beneficiario.cnpj_cpf"/>
        <text:user-field-decl office:value-type="string" office:string-value="boleto.documento.data_formatada" text:name="py3o.boleto.documento.data_formatada"/>
        <text:user-field-decl office:value-type="string" office:string-value="boleto.documento.numero" text:name="py3o.boleto.documento.numero"/>
        <text:user-field-decl office:value-type="string" office:string-value="boleto.documento.especie" text:name="py3o.boleto.documento.especie"/>
        <text:user-field-decl office:value-type="string" office:string-value="boleto.aceite" text:name="py3o.boleto.aceite"/>
        <text:user-field-decl office:value-type="string" office:string-value="boleto.data_processamento_formatada" text:name="py3o.boleto.data_processamento_formatada"/>
        <text:user-field-decl office:value-type="string" office:string-value="boleto.imprime_carteira_nosso_numero" text:name="py3o.boleto.imprime_carteira_nosso_numero"/>
        <text:user-field-decl office:value-type="string" office:string-value="boleto.imprime_carteira" text:name="py3o.boleto.imprime_carteira"/>
        <text:user-field-decl office:value-type="string" office:string-value="boleto.especie" text:name="py3o.boleto.especie"/>
        <text:user-field-decl office:value-type="string" office:string-value="boleto.documento.valor_formatado" text:name="py3o.boleto.documento.valor_formatado"/>
        <text:user-field-decl office:value-type="string" office:string-value="boleto.descricao_impressao" text:name="py3o.boleto.descricao_impressao"/>
        <text:user-field-decl office:value-type="string" office:string-value="boleto.instrucoes_impressao" text:name="py3o.boleto.instrucoes_impressao"/>
        <text:user-field-decl office:value-type="string" office:string-value="boleto.imprime_desconto_formatado" text:name="py3o.boleto.imprime_desconto_formatado"/>
        <text:user-field-decl office:value-type="string" office:string-value="boleto.imprime_outras_deducoes_formatado" text:name="py3o.boleto.imprime_outras_deducoes_formatado"/>
        <text:user-field-decl office:value-type="string" office:string-value="boleto.imprime_juros_multa_formatado" text:name="py3o.boleto.imprime_juros_multa_formatado"/>
        <text:user-field-decl office:value-type="string" office:string-value="boleto.imprime_outros_acrescimos_formatado" text:name="py3o.boleto.imprime_outros_acrescimos_formatado"/>
        <text:user-field-decl office:value-type="string" office:string-value="boleto.imprime_valor_cobrado_formatado" text:name="py3o.boleto.imprime_valor_cobrado_formatado"/>
        <text:user-field-decl office:value-type="string" office:string-value="boleto.pagador.impressao" text:name="py3o.boleto.pagador.impressao"/>
        <text:user-field-decl office:value-type="string" office:string-value="boleto.pagador.cnpj_cpf" text:name="py3o.boleto.pagador.cnpj_cpf"/>
        <text:user-field-decl office:value-type="string" office:string-value="boleto.sacador.impressao_sacador" text:name="py3o.boleto.sacador.impressao_sacador"/>
        <text:user-field-decl office:value-type="string" office:string-value="boleto.pagador.nome" text:name="py3o.boleto.pagador.nome"/>
        <text:user-field-decl office:value-type="string" office:string-value="boleto.descricao_impressao" text:name="py3o.boleto.beneficiario"/>
        <text:user-field-decl office:value-type="string" office:string-value="boleto.valor_outras_despesas" text:name="py3o.boleto.valor_outras_despesas"/>
        <text:user-field-decl office:value-type="string" office:string-value="boleto.valor_desconto" text:name="py3o.boleto.valor_desconto"/>
        <text:user-field-decl office:value-type="string" office:string-value="boleto.valor_juros" text:name="py3o.boleto.valor_juros"/>
        <text:user-field-decl office:value-type="string" office:string-value="boleto.valor_multa" text:name="py3o.boleto.valor_multa"/>
        <text:user-field-decl office:value-type="string" office:string-value="boletos" text:name="py3o.boletos"/>
        <text:user-field-decl office:value-type="string" office:string-value="boleto.valor_outras_despesas_formatado" text:name="py3o.boleto.valor_outras_despesas_formatado"/>
        <text:user-field-decl office:value-type="string" office:string-value="boleto.valor_desconto_formatado" text:name="py3o.boleto.valor_desconto_formatado"/>
        <text:user-field-decl office:value-type="string" office:string-value="boleto.valor_multa_formatado" text:name="py3o.boleto.valor_multa_formatado"/>
        <text:user-field-decl office:value-type="string" office:string-value="boleto.valor_outras_deducoes_formatado" text:name="py3o.boleto.valor_outras_deducoes_formatado"/>
        <text:user-field-decl office:value-type="string" office:string-value="boleto.imprime_outras_deducoes_formatado" text:name="p3o.boleto.imprime_outras_deducoes_formatado"/>
        <text:user-field-decl office:value-type="string" office:string-value="boleto.retorno_item.comando" text:name="py3o.boleto.retorno_item.comando"/>
        <text:user-field-decl office:value-type="string" office:string-value="boleto.retorno_item.quitacao_duplicada" text:name="py3o.boleto.retorno_item.quitacao_duplicada"/>
        <text:user-field-decl office:value-type="string" office:string-value="boleto.retorno_item.valor_multa" text:name="py3o.boleto.retorno_item.valor_multa"/>
        <text:user-field-decl office:value-type="string" office:string-value="boleto.retorno_item.valor_juros" text:name="py3o.boleto.retorno_item.valor_juros"/>
        <text:user-field-decl office:value-type="string" office:string-value="boleto.retorno_item.outros_debitos" text:name="py3o.boleto.retorno_item.outros_debitos"/>
        <text:user-field-decl office:value-type="string" office:string-value="boleto.retorno_item.valor_desconto" text:name="py3o.boleto.retorno_item.valor_desconto"/>
        <text:user-field-decl office:value-type="string" office:string-value="boleto.retorno_item_ids.comando" text:name="py3o.boleto.retorno_item_ids.comando"/>
        <text:user-field-decl office:value-type="string" office:string-value="boleto.retorno_item_ids.quitacao_duplicada" text:name="py3o.boleto.retorno_item_ids.quitacao_duplicada"/>
        <text:user-field-decl office:value-type="string" office:string-value="boleto.retorno_item_ids.valor_multa" text:name="py3o.boleto.retorno_item_ids.valor_multa"/>
        <text:user-field-decl office:value-type="string" office:string-value="boleto.retorno_item_ids.outros_debitos" text:name="py3o.boleto.retorno_item_ids.outros_debitos"/>
        <text:user-field-decl office:value-type="string" office:string-value="boleto.retorno_item_ids.vr_documento" text:name="py3o.boleto.retorno_item_ids.vr_documento"/>
        <text:user-field-decl office:value-type="string" office:string-value="boleto.retorno_item_ids.valor_desconto" text:name="py3o.boleto.retorno_item_ids.valor_desconto"/>
        <text:user-field-decl office:value-type="string" office:string-value="boleto.retorno_item_ids.valor_juros" text:name="py3o.boleto.retorno_item_ids.valor_juros"/>
        <text:user-field-decl office:value-type="string" office:string-value="boleto.comando" text:name="py3o.boleto.comando"/>
        <text:user-field-decl office:value-type="string" office:string-value="boleto.quitacao_duplicada" text:name="py3o.boleto.quitacao_duplicada"/>
        <text:user-field-decl office:value-type="string" office:string-value="boleto.vr_documento" text:name="py3o.boleto.vr_documento"/>
        <text:user-field-decl office:value-type="string" office:string-value="boleto.outros_debitos" text:name="py3o.boleto.outros_debitos"/>
        <text:user-field-decl office:value-type="string" office:string-value="boleto.pagamento_id.vr_saldo" text:name="py3o.boleto.pagamento_id.vr_saldo"/>
        <text:user-field-decl office:value-type="string" office:string-value="boleto.comando.nome" text:name="py3o.boleto.comando.nome"/>
        <text:user-field-decl office:value-type="string" office:string-value="boleto.data_pagamento" text:name="py3o.boleto.data_pagamento"/>
        <text:user-field-decl office:value-type="string" office:string-value="boleto.data" text:name="py3o.boleto.data"/>
        <text:user-field-decl office:value-type="string" office:string-value="boleto.comando_retorno_descricao" text:name="py3o.boleto.comando_retorno_descricao"/>
        <text:user-field-decl office:value-type="string" office:string-value="boleto.data_ocorrencia" text:name="py3o.boleto.data_ocorrencia"/>
        <text:user-field-decl office:value-type="string" office:string-value="boleto.data_credito" text:name="py3o.boleto.data_credito"/>
        <text:user-field-decl office:value-type="string" office:string-value="boleto.duplicado" text:name="py3o.boleto.duplicado"/>
        <text:user-field-decl office:value-type="string" office:string-value="boleto.imprime_outras_deducoes" text:name="p3o.boleto.imprime_outras_deducoes"/>
        <text:user-field-decl office:value-type="string" office:string-value="boleto.imprime_juros_multa" text:name="py3o.boleto.imprime_juros_multa"/>
        <text:user-field-decl office:value-type="string" office:string-value="boleto.imprime_valor_cobrado" text:name="py3o.boleto.imprime_valor_cobrado"/>
        <text:user-field-decl office:value-type="string" office:string-value="boleto.imprime_outras_deducoes" text:name="py3o.boleto.imprime_outras_deducoes"/>
        <text:user-field-decl office:value-type="string" office:string-value="comandos.comando" text:name="py3o.comandos.comando"/>
        <text:user-field-decl office:value-type="string" office:string-value="comandos.comando_retorno_descricao" text:name="py3o.comandos.comando_retorno_descricao"/>
        <text:user-field-decl office:value-type="string" office:string-value="boleto.imprime_agencia_beneficiario" text:name="py3o.boleto.imprime_agencia_beneficiario"/>
        <text:user-field-decl office:value-type="string" office:string-value="logo" text:name="py3o.logo"/>
        <text:user-field-decl office:value-type="string" office:string-value="banco_codigo" text:name="py3o.banco_codigo"/>
        <text:user-field-decl office:value-type="string" office:string-value="sequencia" text:name="py3o.sequencia"/>
        <text:user-field-decl office:value-type="string" office:string-value="data" text:name="py3o.data"/>
        <text:user-field-decl office:value-type="string" office:string-value="nome_beneficiario" text:name="py3o.nome_beneficiario"/>
        <text:user-field-decl office:value-type="string" office:string-value="cnpj_beneficiario" text:name="py3o.cnpj_beneficiario"/>
        <text:user-field-decl office:value-type="string" office:string-value="codigo_beneficiario" text:name="py3o.codigo_beneficiario"/>
        <text:user-field-decl office:value-type="string" office:string-value="conta_beneficiario" text:name="py3o.conta_beneficiario"/>
        <text:user-field-decl office:value-type="string" office:string-value="duplicado" text:name="py3o.duplicado"/>
        <text:user-field-decl office:value-type="string" office:string-value="boleto.pagamento_duplicado" text:name="py3o.boleto.pagamento_duplicado"/>
        <text:user-field-decl office:value-type="string" office:string-value="boleto.imprime_outros_acrescimos" text:name="py3o.boleto.imprime_outros_acrescimos"/>
      </text:user-field-decls>
      <text:p text:style-name="P21"><text:a xlink:type="simple" xlink:href="py3o://if=%221%20==%200%22" text:style-name="Internet_20_link" text:visited-style-name="Visited_20_Internet_20_Link"><text:span text:style-name="T3">if="1 == 0"</text:span></text:a></text:p>
      <text:p text:style-name="Table_20_Contents"><text:user-field-get text:name="py3o.logo">logo</text:user-field-get></text:p>
      <text:p text:style-name="Table_20_Contents"><text:a xlink:type="simple" xlink:href="py3o:///if" text:style-name="Internet_20_link" text:visited-style-name="Visited_20_Internet_20_Link"><text:span text:style-name="T3">/if</text:span></text:a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7"/>
            <text:p text:style-name="P17"/>
            <text:p text:style-name="P2"/>
            <text:p text:style-name="Table_20_Contents"/>
            <text:p text:style-name="P15"><draw:frame draw:style-name="fr1" draw:name="py3o.image(logo, 'jpg', isb64=True)" text:anchor-type="paragraph" svg:width="2.82cm" svg:height="0.72cm" draw:z-index="0"><draw:text-box><text:p text:style-name="P22"/></draw:text-box></draw:frame></text:p>
            <text:p text:style-name="P15"/>
            <text:p text:style-name="P15"/>
            <text:p text:style-name="P15"/>
          </table:table-cell>
          <table:table-cell table:style-name="Tabela1.B1" office:value-type="string">
            <text:p text:style-name="P3"><text:user-field-get text:name="py3o.banco_codigo">banco_codigo</text:user-field-get></text:p>
          </table:table-cell>
          <table:table-cell table:style-name="Tabela1.B1" office:value-type="string">
            <text:p text:style-name="P16"/>
            <text:p text:style-name="P16">Arquivo de retorno de cobrança n° <text:user-field-get text:name="py3o.sequencia">sequencia</text:user-field-get> – <text:user-field-get text:name="py3o.data">data</text:user-field-get></text:p>
            <text:p text:style-name="P16"/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4">Beneficiário</text:p>
          </table:table-cell>
          <table:table-cell table:style-name="Tabela2.B1" office:value-type="string">
            <text:p text:style-name="P4">CNPJ</text:p>
          </table:table-cell>
          <table:table-cell table:style-name="Tabela2.B1" office:value-type="string">
            <text:p text:style-name="P4">Agência/Código do beneficiário</text:p>
          </table:table-cell>
          <table:table-cell table:style-name="Tabela2.B1" office:value-type="string">
            <text:p text:style-name="P4">Agência/Conta</text:p>
          </table:table-cell>
        </table:table-row>
        <table:table-row>
          <table:table-cell table:style-name="Tabela2.A2" office:value-type="string">
            <text:p text:style-name="P20"><text:user-field-get text:name="py3o.nome_beneficiario">nome_beneficiario</text:user-field-get></text:p>
          </table:table-cell>
          <table:table-cell table:style-name="Tabela2.B2" office:value-type="string">
            <text:p text:style-name="P6"><text:user-field-get text:name="py3o.cnpj_beneficiario">cnpj_beneficiario</text:user-field-get></text:p>
          </table:table-cell>
          <table:table-cell table:style-name="Tabela2.B2" office:value-type="string">
            <text:p text:style-name="P7"><text:user-field-get text:name="py3o.codigo_beneficiario">codigo_beneficiario</text:user-field-get></text:p>
          </table:table-cell>
          <table:table-cell table:style-name="Tabela2.B2" office:value-type="string">
            <text:p text:style-name="P7"><text:user-field-get text:name="py3o.conta_beneficiario">conta_beneficiario</text:user-field-get>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column table:style-name="Tabela3.K"/>
        <table:table-column table:style-name="Tabela3.L"/>
        <table:table-column table:style-name="Tabela3.M"/>
        <table:table-column table:style-name="Tabela3.N"/>
        <table:table-column table:style-name="Tabela3.O"/>
        <table:table-row>
          <table:table-cell table:style-name="Tabela3.A1" office:value-type="string">
            <text:p text:style-name="P8">Nosso nº</text:p>
          </table:table-cell>
          <table:table-cell table:style-name="Tabela3.A1" office:value-type="string">
            <text:p text:style-name="P8">Nº documento</text:p>
          </table:table-cell>
          <table:table-cell table:style-name="Tabela3.A1" office:value-type="string">
            <text:p text:style-name="P8">Pagador CNPJ/CPF</text:p>
          </table:table-cell>
          <table:table-cell table:style-name="Tabela3.A1" office:value-type="string">
            <text:p text:style-name="P8">Pagador nome</text:p>
          </table:table-cell>
          <table:table-cell table:style-name="Tabela3.A1" office:value-type="string">
            <text:p text:style-name="P8">Co</text:p>
          </table:table-cell>
          <table:table-cell table:style-name="Tabela3.A1" office:value-type="string">
            <text:p text:style-name="P8">Descricao</text:p>
          </table:table-cell>
          <table:table-cell table:style-name="Tabela3.A1" office:value-type="string">
            <text:p text:style-name="P8">Dup</text:p>
          </table:table-cell>
          <table:table-cell table:style-name="Tabela3.A1" office:value-type="string">
            <text:p text:style-name="P8">Ocorrência</text:p>
          </table:table-cell>
          <table:table-cell table:style-name="Tabela3.A1" office:value-type="string">
            <text:p text:style-name="P8">Crédito</text:p>
          </table:table-cell>
          <table:table-cell table:style-name="Tabela3.A1" office:value-type="string">
            <text:p text:style-name="P8">Valor doc.</text:p>
          </table:table-cell>
          <table:table-cell table:style-name="Tabela3.A1" office:value-type="string">
            <text:p text:style-name="P8">Tarifa</text:p>
          </table:table-cell>
          <table:table-cell table:style-name="Tabela3.A1" office:value-type="string">
            <text:p text:style-name="P8">Outras desp.</text:p>
          </table:table-cell>
          <table:table-cell table:style-name="Tabela3.A1" office:value-type="string">
            <text:p text:style-name="P8">Desconto</text:p>
          </table:table-cell>
          <table:table-cell table:style-name="Tabela3.A1" office:value-type="string">
            <text:p text:style-name="P8">Mora</text:p>
          </table:table-cell>
          <table:table-cell table:style-name="Tabela3.A1" office:value-type="string">
            <text:p text:style-name="P8">Valor</text:p>
          </table:table-cell>
        </table:table-row>
      </table:table>
      <table:table table:name="Tabela4" table:style-name="Tabela4">
        <table:table-column table:style-name="Tabela4.A"/>
        <table:table-row>
          <table:table-cell table:style-name="Tabela4.A1" office:value-type="string">
            <text:p text:style-name="P5">Comando<text:span text:style-name="T2">: <text:s/></text:span></text:p>
          </table:table-cell>
        </table:table-row>
      </table:table>
      <text:p text:style-name="P19"><text:a xlink:type="simple" xlink:href="py3o://for=%22boleto%20in%20boletos%22" text:style-name="Internet_20_link" text:visited-style-name="Visited_20_Internet_20_Link">for="boleto in boletos"</text:a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column table:style-name="Tabela5.F"/>
        <table:table-column table:style-name="Tabela5.G"/>
        <table:table-column table:style-name="Tabela5.H"/>
        <table:table-column table:style-name="Tabela5.I"/>
        <table:table-column table:style-name="Tabela5.J"/>
        <table:table-column table:style-name="Tabela5.K"/>
        <table:table-column table:style-name="Tabela5.L"/>
        <table:table-column table:style-name="Tabela5.M"/>
        <table:table-column table:style-name="Tabela5.N"/>
        <table:table-column table:style-name="Tabela5.O"/>
        <table:table-row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24"><text:a xlink:type="simple" xlink:href="py3o://if=%22boleto.pagamento_duplicado%20==%20True%22" text:style-name="Internet_20_link" text:visited-style-name="Visited_20_Internet_20_Link"><text:span text:style-name="T4">if="boleto.pagamento_duplicado == True"</text:span></text:a></text:p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0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</table:table-row>
        <table:table-row>
          <table:table-cell table:style-name="Tabela5.A1" office:value-type="string">
            <text:p text:style-name="P9"><text:user-field-get text:name="py3o.boleto.imprime_carteira_nosso_numero">boleto.imprime_carteira_nosso_numero</text:user-field-get></text:p>
          </table:table-cell>
          <table:table-cell table:style-name="Tabela5.A1" office:value-type="string">
            <text:p text:style-name="P9"><text:user-field-get text:name="py3o.boleto.documento.numero">boleto.documento.numero</text:user-field-get></text:p>
          </table:table-cell>
          <table:table-cell table:style-name="Tabela5.A1" office:value-type="string">
            <text:p text:style-name="P9"><text:user-field-get text:name="py3o.boleto.pagador.cnpj_cpf">boleto.pagador.cnpj_cpf</text:user-field-get></text:p>
          </table:table-cell>
          <table:table-cell table:style-name="Tabela5.A1" office:value-type="string">
            <text:p text:style-name="P9"><text:user-field-get text:name="py3o.boleto.pagador.nome">boleto.pagador.nome</text:user-field-get></text:p>
          </table:table-cell>
          <table:table-cell table:style-name="Tabela5.A1" office:value-type="string">
            <text:p text:style-name="P9"><text:user-field-get text:name="py3o.boleto.comando">boleto.comando</text:user-field-get></text:p>
          </table:table-cell>
          <table:table-cell table:style-name="Tabela5.A1" office:value-type="string">
            <text:p text:style-name="P9"><text:user-field-get text:name="py3o.boleto.comando_retorno_descricao">boleto.comando_retorno_descricao</text:user-field-get></text:p>
          </table:table-cell>
          <table:table-cell table:style-name="Tabela5.A1" office:value-type="string">
            <text:p text:style-name="P23">SIM</text:p>
          </table:table-cell>
          <table:table-cell table:style-name="Tabela5.A1" office:value-type="string">
            <text:p text:style-name="P9"><text:user-field-get text:name="py3o.boleto.data_ocorrencia">boleto.data_ocorrencia</text:user-field-get></text:p>
          </table:table-cell>
          <table:table-cell table:style-name="Tabela5.A1" office:value-type="string">
            <text:p text:style-name="P9"><text:user-field-get text:name="py3o.boleto.data_credito">boleto.data_credito</text:user-field-get></text:p>
          </table:table-cell>
          <table:table-cell table:style-name="Tabela5.A1" office:value-type="string">
            <text:p text:style-name="P9"><text:user-field-get text:name="py3o.boleto.documento.valor_formatado">boleto.documento.valor_formatado</text:user-field-get></text:p>
          </table:table-cell>
          <table:table-cell table:style-name="Tabela5.A1" office:value-type="string">
            <text:p text:style-name="P14"><text:user-field-get text:name="py3o.boleto.imprime_outros_acrescimos">boleto.imprime_outros_acrescimos</text:user-field-get></text:p>
          </table:table-cell>
          <table:table-cell table:style-name="Tabela5.A1" office:value-type="string">
            <text:p text:style-name="P10"><text:user-field-get text:name="py3o.boleto.imprime_outras_deducoes">boleto.imprime_outras_deducoes</text:user-field-get></text:p>
          </table:table-cell>
          <table:table-cell table:style-name="Tabela5.A1" office:value-type="string">
            <text:p text:style-name="P9"><text:user-field-get text:name="py3o.boleto.valor_desconto">boleto.valor_desconto</text:user-field-get></text:p>
          </table:table-cell>
          <table:table-cell table:style-name="Tabela5.A1" office:value-type="string">
            <text:p text:style-name="P9"><text:user-field-get text:name="py3o.boleto.imprime_juros_multa">boleto.imprime_juros_multa</text:user-field-get></text:p>
          </table:table-cell>
          <table:table-cell table:style-name="Tabela5.A1" office:value-type="string">
            <text:p text:style-name="P13"><text:user-field-get text:name="py3o.boleto.imprime_valor_cobrado">boleto.imprime_valor_cobrado</text:user-field-get></text:p>
          </table:table-cell>
        </table:table-row>
        <table:table-row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24"><text:a xlink:type="simple" xlink:href="py3o:///if" text:style-name="Internet_20_link" text:visited-style-name="Visited_20_Internet_20_Link"><text:span text:style-name="T4">/if</text:span></text:a></text:p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0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</table:table-row>
        <table:table-row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12"/>
          </table:table-cell>
          <table:table-cell table:style-name="Tabela5.A1" office:value-type="string">
            <text:p text:style-name="P24"><text:a xlink:type="simple" xlink:href="py3o://if=%22boleto.pagamento_duplicado%20==%20False%22" text:style-name="Internet_20_link" text:visited-style-name="Visited_20_Internet_20_Link"><text:span text:style-name="T4">if="boleto.pagamento_duplicado == False"</text:span></text:a></text:p>
          </table:table-cell>
          <table:table-cell table:style-name="Tabela5.A1" office:value-type="string">
            <text:p text:style-name="P13"/>
          </table:table-cell>
          <table:table-cell table:style-name="Tabela5.A1" office:value-type="string">
            <text:p text:style-name="P13"/>
          </table:table-cell>
          <table:table-cell table:style-name="Tabela5.A1" office:value-type="string">
            <text:p text:style-name="P13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1"/>
          </table:table-cell>
          <table:table-cell table:style-name="Tabela5.A1" office:value-type="string">
            <text:p text:style-name="P13"/>
          </table:table-cell>
          <table:table-cell table:style-name="Tabela5.A1" office:value-type="string">
            <text:p text:style-name="P13"/>
          </table:table-cell>
          <table:table-cell table:style-name="Tabela5.A1" office:value-type="string">
            <text:p text:style-name="P13"/>
          </table:table-cell>
        </table:table-row>
        <table:table-row>
          <table:table-cell table:style-name="Tabela5.A1" office:value-type="string">
            <text:p text:style-name="P12"><text:user-field-get text:name="py3o.boleto.imprime_carteira_nosso_numero">boleto.imprime_carteira_nosso_numero</text:user-field-get></text:p>
          </table:table-cell>
          <table:table-cell table:style-name="Tabela5.A1" office:value-type="string">
            <text:p text:style-name="P12"><text:user-field-get text:name="py3o.boleto.documento.numero">boleto.documento.numero</text:user-field-get></text:p>
          </table:table-cell>
          <table:table-cell table:style-name="Tabela5.A1" office:value-type="string">
            <text:p text:style-name="P12"><text:user-field-get text:name="py3o.boleto.pagador.cnpj_cpf">boleto.pagador.cnpj_cpf</text:user-field-get></text:p>
          </table:table-cell>
          <table:table-cell table:style-name="Tabela5.A1" office:value-type="string">
            <text:p text:style-name="P12"><text:user-field-get text:name="py3o.boleto.pagador.nome">boleto.pagador.nome</text:user-field-get></text:p>
          </table:table-cell>
          <table:table-cell table:style-name="Tabela5.A1" office:value-type="string">
            <text:p text:style-name="P12"><text:user-field-get text:name="py3o.boleto.comando">boleto.comando</text:user-field-get></text:p>
          </table:table-cell>
          <table:table-cell table:style-name="Tabela5.A1" office:value-type="string">
            <text:p text:style-name="P12"><text:user-field-get text:name="py3o.boleto.comando_retorno_descricao">boleto.comando_retorno_descricao</text:user-field-get></text:p>
          </table:table-cell>
          <table:table-cell table:style-name="Tabela5.A1" office:value-type="string">
            <text:p text:style-name="P23">NÃO</text:p>
          </table:table-cell>
          <table:table-cell table:style-name="Tabela5.A1" office:value-type="string">
            <text:p text:style-name="P13"><text:user-field-get text:name="py3o.boleto.data_ocorrencia">boleto.data_ocorrencia</text:user-field-get></text:p>
          </table:table-cell>
          <table:table-cell table:style-name="Tabela5.A1" office:value-type="string">
            <text:p text:style-name="P13"><text:user-field-get text:name="py3o.boleto.data_credito">boleto.data_credito</text:user-field-get></text:p>
          </table:table-cell>
          <table:table-cell table:style-name="Tabela5.A1" office:value-type="string">
            <text:p text:style-name="P13"><text:user-field-get text:name="py3o.boleto.documento.valor_formatado">boleto.documento.valor_formatado</text:user-field-get></text:p>
          </table:table-cell>
          <table:table-cell table:style-name="Tabela5.A1" office:value-type="string">
            <text:p text:style-name="P14"><text:user-field-get text:name="py3o.boleto.imprime_outros_acrescimos">boleto.imprime_outros_acrescimos</text:user-field-get></text:p>
          </table:table-cell>
          <table:table-cell table:style-name="Tabela5.A1" office:value-type="string">
            <text:p text:style-name="P11"><text:user-field-get text:name="py3o.boleto.imprime_outras_deducoes">boleto.imprime_outras_deducoes</text:user-field-get></text:p>
          </table:table-cell>
          <table:table-cell table:style-name="Tabela5.A1" office:value-type="string">
            <text:p text:style-name="P13"><text:user-field-get text:name="py3o.boleto.valor_desconto">boleto.valor_desconto</text:user-field-get></text:p>
          </table:table-cell>
          <table:table-cell table:style-name="Tabela5.A1" office:value-type="string">
            <text:p text:style-name="P13"><text:user-field-get text:name="py3o.boleto.imprime_juros_multa">boleto.imprime_juros_multa</text:user-field-get></text:p>
          </table:table-cell>
          <table:table-cell table:style-name="Tabela5.A1" office:value-type="string">
            <text:p text:style-name="P13"><text:user-field-get text:name="py3o.boleto.imprime_valor_cobrado">boleto.imprime_valor_cobrado</text:user-field-get></text:p>
          </table:table-cell>
        </table:table-row>
        <table:table-row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24"><text:a xlink:type="simple" xlink:href="py3o:///if" text:style-name="Internet_20_link" text:visited-style-name="Visited_20_Internet_20_Link"><text:span text:style-name="T4">/if</text:span></text:a></text:p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14"/>
          </table:table-cell>
          <table:table-cell table:style-name="Tabela5.A1" office:value-type="string">
            <text:p text:style-name="P10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  <table:table-cell table:style-name="Tabela5.A1" office:value-type="string">
            <text:p text:style-name="P9"/>
          </table:table-cell>
        </table:table-row>
      </table:table>
      <text:p text:style-name="P18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ítulo_20_de_20_Campo" style:display-name="Título de Campo" style:family="paragraph" style:parent-style-name="Standard" style:master-page-name="">
      <style:paragraph-properties fo:margin-left="0.049cm" fo:margin-right="0.049cm" fo:margin-top="0.049cm" fo:margin-bottom="0cm" loext:contextual-spacing="false" fo:text-indent="0cm" style:auto-text-indent="false" style:page-number="auto" style:writing-mode="page"/>
      <style:text-properties fo:font-size="5pt" style:font-size-asian="10.5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DejaVu Sans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00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9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footer>
        <text:p text:style-name="MP1">Impresso <text:date style:data-style-name="N79" text:date-value="2017-12-07T14:41:29.607663592" text:fixed="true">quinta-feira, 7 de dezembro de 2017</text:date>, <text:time style:data-style-name="N41" text:time-value="2017-12-07T14:41:35.678890217" text:fixed="true">14:41:36</text:time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1T16:18:17.430305145</dc:date>
    <meta:editing-duration>PT5H7M40S</meta:editing-duration>
    <meta:editing-cycles>170</meta:editing-cycles>
    <meta:generator>LibreOffice/5.1.6.2$Linux_X86_64 LibreOffice_project/10m0$Build-2</meta:generator>
    <meta:print-date>2017-09-27T17:07:07.443576211</meta:print-date>
    <meta:document-statistic meta:table-count="5" meta:image-count="0" meta:object-count="0" meta:page-count="1" meta:paragraph-count="66" meta:word-count="96" meta:character-count="1231" meta:non-whitespace-character-count="1197"/>
  </office:meta>
</office:document-meta>
</file>